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454cm" fo:margin-left="5.269cm" fo:margin-right="5.276cm" table:align="margins" style:writing-mode="lr-tb"/>
    </style:style>
    <style:style style:name="Tabelle1.A" style:family="table-column">
      <style:table-column-properties style:column-width="3.706cm" style:rel-column-width="37630*"/>
    </style:style>
    <style:style style:name="Tabelle1.B" style:family="table-column">
      <style:table-column-properties style:column-width="2.748cm" style:rel-column-width="2790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1.B4" style:family="table-cell" style:data-style-name="N100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7cm"/>
    </style:style>
    <style:style style:name="Tabelle2.B" style:family="table-column">
      <style:table-column-properties style:column-width="2.625cm"/>
    </style:style>
    <style:style style:name="Tabelle2.C" style:family="table-column">
      <style:table-column-properties style:column-width="2.54cm"/>
    </style:style>
    <style:style style:name="Tabelle2.D" style:family="table-column">
      <style:table-column-properties style:column-width="9.28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2.A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.B4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elle2.C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start" style:justify-single-word="false" style:snap-to-layout-gri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3">
      <style:text-properties style:text-position="0% 100%"/>
    </style:style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.164cm"/>
          <style:tab-stop style:position="16.499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Contents_20_2">
      <style:paragraph-properties>
        <style:tab-stops>
          <style:tab-stop style:position="1.6cm"/>
          <style:tab-stop style:position="16.499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4" style:family="paragraph">
      <style:paragraph-properties fo:text-align="center" style:writing-mode="lr-tb"/>
      <style:text-properties fo:font-size="2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Design Decisions Related to Scalability and Security</text:title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3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RR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4/25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B4" office:value-type="float" office:value="39877">
            <text:p text:style-name="P1">05/03/2009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4/25/2009</text:p>
          </table:table-cell>
          <table:table-cell table:style-name="Tabelle2.B2" office:value-type="string">
            <text:p text:style-name="P1">RR</text:p>
          </table:table-cell>
          <table:table-cell table:style-name="Tabelle2.B2" office:value-type="string">
            <text:p text:style-name="P1">Created document</text:p>
          </table:table-cell>
        </table:table-row>
        <table:table-row table:style-name="Tabelle2.2">
          <table:table-cell table:style-name="Tabelle2.A1" office:value-type="string">
            <text:p text:style-name="P1">0.2</text:p>
          </table:table-cell>
          <table:table-cell table:style-name="Tabelle2.B1" office:value-type="string">
            <text:p text:style-name="P1">04/29/2009</text:p>
          </table:table-cell>
          <table:table-cell table:style-name="Tabelle2.B1" office:value-type="string">
            <text:p text:style-name="P1">RR</text:p>
          </table:table-cell>
          <table:table-cell table:style-name="Tabelle2.B1" office:value-type="string">
            <text:p text:style-name="P2">Integrated small change suggested by the customer</text:p>
          </table:table-cell>
        </table:table-row>
        <table:table-row table:style-name="Tabelle2.2">
          <table:table-cell table:style-name="Tabelle2.A4" office:value-type="string">
            <text:p text:style-name="P1">0.3</text:p>
          </table:table-cell>
          <table:table-cell table:style-name="Tabelle2.B4" office:value-type="float" office:value="39877">
            <text:p text:style-name="P1">05/03/2009</text:p>
          </table:table-cell>
          <table:table-cell table:style-name="Tabelle2.C4" office:value-type="string">
            <text:p text:style-name="P1">RR, MF</text:p>
          </table:table-cell>
          <table:table-cell table:style-name="Tabelle2.C4" office:value-type="string">
            <text:p text:style-name="P2">Changed 1<text:span text:style-name="T1">st</text:span> bullet in Global View to clarify that starting/stopping isn't instantaneous</text:p>
          </table:table-cell>
        </table:table-row>
      </table:table>
      <text:p text:style-name="Contents_20_header">Contents</text:p>
      <text:table-of-content text:style-name="Sect1" text:name="Inhaltsverzeichni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164cm" style:leader-char=" " style:with-tab="false"/>
            <text:index-entry-tab-stop style:type="left" style:position="16.499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6cm" style:leader-char=" " style:with-tab="false"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05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501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1"><text:a xlink:type="simple" xlink:href="#1.Web Services|outline">1. Web Services<text:tab/>2</text:a></text:p>
          <text:p text:style-name="P11"><text:a xlink:type="simple" xlink:href="#2.Apache ODE Engine: Workflow Instance Allocation|outline">2. Apache ODE Engine: Workflow Instance Allocation<text:tab/>2</text:a></text:p>
          <text:p text:style-name="P13"><text:a xlink:type="simple" xlink:href="#2.1.Monitoring of ODE Instances|outline">2.1. Monitoring of ODE Instances<text:tab/>2</text:a></text:p>
          <text:p text:style-name="P11"><text:a xlink:type="simple" xlink:href="#3.Global View|outline">3. Global View<text:tab/>3</text:a></text:p>
          <text:p text:style-name="P11"><text:a xlink:type="simple" xlink:href="#4.Encryption|outline">4. Encryption<text:tab/>3</text:a></text:p>
        </text:index-body>
      </text:table-of-content>
      <text:p text:style-name="Standard"/>
      <text:h text:style-name="P10" text:outline-level="1">Web Services</text:h>
      <text:list xml:id="list973777382" text:style-name="L1">
        <text:list-item>
          <text:p text:style-name="P3">Web Services can be located on any server within the DecidR system.</text:p>
        </text:list-item>
        <text:list-item>
          <text:p text:style-name="P3">Multiple Web Services may be located on one server.</text:p>
        </text:list-item>
        <text:list-item>
          <text:p text:style-name="P3">“Web Service bundles” may be pre-configured (as time permits), based on the actual load caused by the Web Service.</text:p>
          <text:list>
            <text:list-item>
              <text:p text:style-name="P3">Example: Suppose the HT-WS causes a major load on servers. <text:s/>This means that the HT-WS should probably be assigned at least one dedicated server. <text:s/>Suppose also, the email-WS causes only a negligible load on the system. <text:s/>This indicates that it may be used to fill free capacities on little- or unused servers.</text:p>
            </text:list-item>
          </text:list>
        </text:list-item>
        <text:list-item>
          <text:p text:style-name="P3">The ESB must know the location of every Web Service in the DecidR system.</text:p>
        </text:list-item>
        <text:list-item>
          <text:p text:style-name="P3">Every message must be routed through &amp; by the ESB.</text:p>
        </text:list-item>
      </text:list>
      <text:list xml:id="list1758106604" text:style-name="L2">
        <text:list-item>
          <text:list>
            <text:list-item>
              <text:p text:style-name="P4">The ESB must know which ODE instance to route appropriate messages to.</text:p>
            </text:list-item>
            <text:list-item>
              <text:p text:style-name="P4">The ESB is a bottle-neck since there is only one in the whole DecidR system (the cus­to­mer considers this acceptable).</text:p>
            </text:list-item>
            <text:list-item>
              <text:p text:style-name="P4">Every message has to be encrypted and possibly signed.</text:p>
            </text:list-item>
          </text:list>
        </text:list-item>
      </text:list>
      <text:h text:style-name="Heading_20_1" text:outline-level="1">Apache ODE Engine: Workflow Instance Allocation</text:h>
      <text:list xml:id="list1818831145" text:style-name="L3">
        <text:list-item>
          <text:p text:style-name="P5">There is a pool of readily available ODE instances. <text:s/>The number of ODE instances in this pool can be configured by the system administrator.</text:p>
        </text:list-item>
        <text:list-item>
          <text:p text:style-name="P5">New workflow instances are started on the machine with the lowest load average. Should there be more than one server matching this description, [TODO choose: the first/the last/a random] server that fits the description is chosen. [the term “load average” needs to be defined; the time over which the load is averaged can be specified by the system administrator in seconds]</text:p>
        </text:list-item>
        <text:list-item>
          <text:p text:style-name="P5">Any ODE instance on a machine with a load average over x% or with y or more running work­flow instances is locked until the average drops below z% and less than y workflow in­stan­ces are running (where x, y and z are con­fi­gu­ra­ble by the system administrator).</text:p>
        </text:list-item>
        <text:list-item>
          <text:p text:style-name="P5">Should all ODE instances but one be locked, a new instance should be started, de­pen­ding on the in­fra­struc­ture. <text:s/>This could mean that a new EC<text:span text:style-name="T1">2</text:span><text:span text:style-name="T2"> instance is started, a new ODE instance is cre­ated on an available server or simply that a message is sent to the sys­tem ad­mi­nis­tra­tor with a request to make an new ODE instance available. </text:span></text:p>
        </text:list-item>
        <text:list-item>
          <text:p text:style-name="P6">There has to be a monitoring mechanism that supervises the available ODE instances and coordinates the assignment of new workflow instances to available ODE instances.</text:p>
        </text:list-item>
      </text:list>
      <text:h text:style-name="Heading_20_2" text:outline-level="2">Monitoring of ODE Instances</text:h>
      <text:list xml:id="list918117165" text:style-name="L4">
        <text:list-item>
          <text:p text:style-name="P7">There are two monitoring components:</text:p>
          <text:list>
            <text:list-item>
              <text:p text:style-name="P7">The “ODE Monitoring Client”</text:p>
              <text:list>
                <text:list-item>
                  <text:p text:style-name="P7">This is a dedicated program which should run on any machine an ODE instance may run on.</text:p>
                </text:list-item>
              </text:list>
            </text:list-item>
            <text:list-item>
              <text:p text:style-name="P7"><text:soft-page-break/>The “ODE Monitoring Server”</text:p>
              <text:list>
                <text:list-item>
                  <text:p text:style-name="P7">This can be implemented either as a dedicated program or as a Web Service</text:p>
                </text:list-item>
              </text:list>
            </text:list-item>
          </text:list>
        </text:list-item>
        <text:list-item>
          <text:p text:style-name="P7">The “ODE Monitoring Client”</text:p>
          <text:list>
            <text:list-item>
              <text:p text:style-name="P7">must register with the “ODE Monitoring Server”</text:p>
            </text:list-item>
            <text:list-item>
              <text:p text:style-name="P7">collects the following information:</text:p>
              <text:list>
                <text:list-item>
                  <text:p text:style-name="P7">system load average</text:p>
                </text:list-item>
                <text:list-item>
                  <text:p text:style-name="P7">number of running workflow instances</text:p>
                </text:list-item>
              </text:list>
            </text:list-item>
            <text:list-item>
              <text:p text:style-name="P7">may start/stop an ODE instance</text:p>
            </text:list-item>
            <text:list-item>
              <text:p text:style-name="P7">sends the following data to the “ODE Monitoring Server”:</text:p>
              <text:list>
                <text:list-item>
                  <text:p text:style-name="P7">load average (every x seconds, where x is configurable by the system ad­mi­nis­tra­tor)</text:p>
                </text:list-item>
                <text:list-item>
                  <text:p text:style-name="P7">number of running workflow instances (whenever a workflow instance is started stopped)</text:p>
                </text:list-item>
              </text:list>
            </text:list-item>
          </text:list>
        </text:list-item>
        <text:list-item>
          <text:p text:style-name="P7">The “ODE Monitoring Server”</text:p>
          <text:list>
            <text:list-item>
              <text:p text:style-name="P7">decides which ODE instance a new workflow instance should be started on</text:p>
            </text:list-item>
            <text:list-item>
              <text:p text:style-name="P7">locks/unlocks ODE instances based on their load average and the number of work­flow instances running on them</text:p>
            </text:list-item>
            <text:list-item>
              <text:p text:style-name="P7">stores the data sent by each “ODE Monitoring Client” in the Database</text:p>
            </text:list-item>
            <text:list-item>
              <text:p text:style-name="P7">tells the “ODE Monitoring Client” to start/stop its workflow instance or requests that the system administrator make a new workflow instance available</text:p>
            </text:list-item>
          </text:list>
        </text:list-item>
      </text:list>
      <text:h text:style-name="Heading_20_1" text:outline-level="1">Global View</text:h>
      <text:list xml:id="list409037075" text:style-name="L5">
        <text:list-item>
          <text:p text:style-name="P8">There is no point in deliberately keeping ODE and Web Services on separate servers.</text:p>
          <text:list>
            <text:list-item>
              <text:p text:style-name="P8">We should pre-configure some Web Service and ODE bundles for the system ad­mi­nis­tra­tor to choose from. <text:s/>The configuration of these bundles should be determined by comparing the system load caused by each component in the stress testing phase. <text:s/>The system administrator should be given the choice to start and stop any com­po­nent on any server at any time. <text:s/>The time required between the issuing of the start/stop command and the actual becoming available/unavailable depends on the com­po­nent instance. <text:s/>The stopping of a component instance (e.g. an ODE Engine) may be delayed until all tasks are finished.</text:p>
            </text:list-item>
          </text:list>
        </text:list-item>
        <text:list-item>
          <text:p text:style-name="P8">There should be a dedicated ESB server since the ESB will constitute a bottleneck.</text:p>
        </text:list-item>
        <text:list-item>
          <text:p text:style-name="P8">Any kind of redundancy is optional in the case of the ESB and will therefore have a low pri­o­ri­ty.</text:p>
        </text:list-item>
      </text:list>
      <text:h text:style-name="Heading_20_1" text:outline-level="1">Encryption</text:h>
      <text:list xml:id="list1949051907" text:style-name="L6">
        <text:list-item>
          <text:p text:style-name="P9">All communication between DecidR components must be encrypted where possible un­less it can be guaranteed that the communication does not cross a network.</text:p>
        </text:list-item>
        <text:list-item>
          <text:p text:style-name="P9">Only the body of a SOAP message has to be encrypted.</text:p>
        </text:list-item>
        <text:list-item>
          <text:p text:style-name="P9"><text:soft-page-break/>Whole messages or parts of messages may be signed if there is sufficient time (low pri­o­rit­y feature).</text:p>
        </text:list-item>
        <text:list-item>
          <text:p text:style-name="P9">Each DecidR-Component and -Web Service type has their individual keypair, generated dur­ing the installation process.</text:p>
        </text:list-item>
        <text:list-item>
          <text:p text:style-name="P9">Each DecidR-Component and -Web Service will know the public key of every DecidR-Com­po­nent and -Web Service type. <text:s/>This allows for finer grained trust management in the futu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 style:master-page-name="">
      <style:paragraph-properties fo:line-height="125%" fo:text-align="start" style:justify-single-word="false" style:page-number="auto" fo:background-color="transparent" style:shadow="none">
        <style:tab-stops>
          <style:tab-stop style:position="1.164cm"/>
          <style:tab-stop style:position="16.581cm" style:type="right" style:leader-style="dotted" style:leader-text="."/>
          <style:tab-stop style:position="16.983cm" style:type="right" style:leader-style="dotted" style:leader-text="."/>
        </style:tab-stops>
        <style:background-image/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Titel_20_Zchn" style:display-name="Titel Zchn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Dokumentstruktur_20_Zchn" style:display-name="Dokumentstruktur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ußzeile_20_Zchn" style:display-name="Fußzeile Zchn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Überschrift_20_4_20_Zchn" style:display-name="Überschrift 4 Zchn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title>Design Decisions Related to Scalability and Security</text:title><draw:line text:anchor-type="char" draw:z-index="7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3"><draw:image xlink:href="Pictures/100002010000006C00000032569C7971.png" xlink:type="simple" xlink:show="embed" xlink:actuate="onLoad"/></draw:frame></text:p>
      </style:header>
      <style:footer>
        <text:p text:style-name="Footer"><text:page-number style:num-format="1"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sign Decisions Related to Scalability and Security</dc:title>
    <meta:creation-date>2009-04-25T19:48:55</meta:creation-date>
    <meta:editing-cycles>1</meta:editing-cycles>
    <meta:editing-duration>PT00H00M00S</meta:editing-duration>
    <meta:generator>OpenOffice.org/3.0$Linux OpenOffice.org_project/300m15$Build-9379</meta:generator>
    <meta:document-statistic meta:table-count="2" meta:image-count="1" meta:object-count="0" meta:page-count="4" meta:paragraph-count="80" meta:word-count="939" meta:character-count="5477"/>
    <meta:user-defined meta:name="Info 1"/>
    <meta:user-defined meta:name="Info 2"/>
    <meta:user-defined meta:name="Info 3"/>
    <meta:user-defined meta:name="Info 4"/>
  </office:meta>
</office:document-meta>
</file>